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f5369" officeooo:paragraph-rsid="001f5369"/>
    </style:style>
    <style:style style:name="P2" style:family="paragraph" style:parent-style-name="Standard" style:list-style-name="L1">
      <style:text-properties officeooo:rsid="002124ce" officeooo:paragraph-rsid="002124ce"/>
    </style:style>
    <style:style style:name="P3" style:family="paragraph" style:parent-style-name="Standard" style:list-style-name="L1">
      <style:text-properties officeooo:rsid="00217555" officeooo:paragraph-rsid="00217555"/>
    </style:style>
    <style:style style:name="P4" style:family="paragraph" style:parent-style-name="Standard" style:list-style-name="L1">
      <style:text-properties officeooo:rsid="0022ea0a" officeooo:paragraph-rsid="0022ea0a"/>
    </style:style>
    <style:style style:name="P5" style:family="paragraph" style:parent-style-name="Standard" style:list-style-name="L1">
      <style:text-properties officeooo:rsid="0023c01d" officeooo:paragraph-rsid="0023c01d"/>
    </style:style>
    <style:style style:name="P6" style:family="paragraph" style:parent-style-name="Standard" style:list-style-name="L1">
      <style:text-properties officeooo:rsid="00243254" officeooo:paragraph-rsid="00243254"/>
    </style:style>
    <style:style style:name="P7" style:family="paragraph" style:parent-style-name="Standard">
      <style:text-properties officeooo:rsid="00243254" officeooo:paragraph-rsid="00243254"/>
    </style:style>
    <style:style style:name="P8" style:family="paragraph" style:parent-style-name="Standard" style:list-style-name="L2">
      <style:text-properties officeooo:rsid="00243254" officeooo:paragraph-rsid="00243254"/>
    </style:style>
    <style:style style:name="P9" style:family="paragraph" style:parent-style-name="Standard" style:list-style-name="L2">
      <style:text-properties officeooo:rsid="0025eb2d" officeooo:paragraph-rsid="0025eb2d"/>
    </style:style>
    <style:style style:name="P10" style:family="paragraph" style:parent-style-name="Standard" style:list-style-name="L2">
      <style:text-properties officeooo:rsid="0026642a" officeooo:paragraph-rsid="0026642a"/>
    </style:style>
    <style:style style:name="T1" style:family="text">
      <style:text-properties officeooo:rsid="002124ce"/>
    </style:style>
    <style:style style:name="T2" style:family="text">
      <style:text-properties officeooo:rsid="0025eb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64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DNS: domain name system</text:p>
        </text:list-item>
        <text:list-item>
          <text:p text:style-name="P1">DNS converts domain names to IP @s</text:p>
        </text:list-item>
        <text:list-item>
          <text:p text:style-name="P1">how is DNS implemented?</text:p>
        </text:list-item>
        <text:list-item>
          <text:p text:style-name="P1">It is a DB with two entries, the domain name and the IP @</text:p>
        </text:list-item>
        <text:list-item>
          <text:p text:style-name="P1">The first solution used to be a single centralized DB, where everyone in the internet queries from, however as the internet grows, this solution became not sustainable</text:p>
        </text:list-item>
        <text:list-item>
          <text:p text:style-name="P1">So, we have switched to distributed databases that need to be synchronized (two meanaings)</text:p>
        </text:list-item>
        <text:list-item>
          <text:p text:style-name="P1">Read, write and delete are common operations which are done on the distributed DB</text:p>
        </text:list-item>
        <text:list-item>
          <text:p text:style-name="P1">The best way to make DB is to create hierarchical Dbs, so they did the following:</text:p>
          <text:list>
            <text:list-item>
              <text:p text:style-name="P1">Root servers (.): every root server have the same DB, this DB contains the domain names of the TLD (top level domain) servers, such as .com, .org, .jp, .dz, .org….</text:p>
            </text:list-item>
            <text:list-item>
              <text:p text:style-name="P1">SLD: contain the IP addresses of the nodes over which it has authority</text:p>
              <text:p text:style-name="P1">note: having a single .com server does not mean there is only a single server serving .<text:span text:style-name="T1">com, but there are plenty serving the .com SLD. </text:span></text:p>
              <text:p text:style-name="P2">Another note: .dz contains addresses of DNS servers of ensia.dz, esi.dz...</text:p>
            </text:list-item>
            <text:list-item>
              <text:p text:style-name="P2">what’s a zone, a zone is all what is administered by the same server. Are not necessarily a domain (purely administrative)</text:p>
            </text:list-item>
          </text:list>
        </text:list-item>
        <text:list-item>
          <text:p text:style-name="P2">Aggressive caching means the cache will be kept for a longer time</text:p>
        </text:list-item>
        <text:list-item>
          <text:p text:style-name="P3">To connect to the internet: you will need three important items:<text:tab/></text:p>
          <text:list>
            <text:list-item>
              <text:p text:style-name="P3">IP @</text:p>
            </text:list-item>
            <text:list-item>
              <text:p text:style-name="P3">mask (or cidr notation)</text:p>
            </text:list-item>
            <text:list-item>
              <text:p text:style-name="P3">gateway IP@</text:p>
            </text:list-item>
          </text:list>
        </text:list-item>
        <text:list-item>
          <text:p text:style-name="P3">But with the above items, you can only browse the web using IP @s</text:p>
        </text:list-item>
        <text:list-item>
          <text:p text:style-name="P3">So we need another item, which is the DNS server (called the local DNS server) to help do the resolution from domain names to IP @s</text:p>
        </text:list-item>
        <text:list-item>
          <text:p text:style-name="P3">Open DNS, ppl can change their local DNS servers(for the ISP) to other open DNS servers which are trustworthy and don’t keep track of your activity</text:p>
        </text:list-item>
        <text:list-item>
          <text:p text:style-name="P3">Local DNS server has a huge cahce that can store the resolved Domain names into IP @s and save you the time of looking up throuhgout the DNS servers</text:p>
        </text:list-item>
        <text:list-item>
          <text:p text:style-name="P3">If your local DNS server is good enough, it will keep the resolve IP@ in its cache</text:p>
        </text:list-item>
        <text:list-item>
          <text:p text:style-name="P3">Authorative DNS server</text:p>
        </text:list-item>
        <text:list-item>
          <text:p text:style-name="P3">Two approaches: iterative vs recursive</text:p>
        </text:list-item>
        <text:list-item>
          <text:p text:style-name="P4">DNS really benefits from caching, heirarchical implementation, privacy is key</text:p>
          <text:p text:style-name="P4"/>
          <text:p text:style-name="P4">DNS records:</text:p>
        </text:list-item>
        <text:list-item>
          <text:p text:style-name="P4">we have three entries in the cache: type, names, and IP @s</text:p>
        </text:list-item>
        <text:list-item>
          <text:p text:style-name="P4">type=A is IP v4</text:p>
        </text:list-item>
        <text:list-item>
          <text:p text:style-name="P4">type=Ns is the domain name server serving the host</text:p>
        </text:list-item>
        <text:list-item>
          <text:p text:style-name="P4">type=mx is the name of the smtp mail server (hence the name mail box) associated with the name</text:p>
        </text:list-item>
        <text:list-item>
          <text:p text:style-name="P4">For ensia.edu.dz we have two servers:</text:p>
          <text:list>
            <text:list-item>
              <text:p text:style-name="P4">the http server </text:p>
            </text:list-item>
            <text:list-item>
              <text:p text:style-name="P4">mail server</text:p>
            </text:list-item>
            <text:list-item>
              <text:p text:style-name="P4">dns server (which is the name server)</text:p>
            </text:list-item>
          </text:list>
        </text:list-item>
        <text:list-item>
          <text:p text:style-name="P4">We need to be careful, because in the table there are three entries with the same name: ensia.edu.dz but the servers serve different purposes, the first serves the hostname, the second serves mails and the last one serves the names resolution</text:p>
        </text:list-item>
        <text:list-item>
          <text:p text:style-name="P5">DNS port is 53</text:p>
        </text:list-item>
        <text:list-item>
          <text:p text:style-name="P5">DNS and DHCP use only one packet to send dhcp and dns messages, so both don’t need TCP, but they use UDP</text:p>
        </text:list-item>
        <text:list-item>
          <text:p text:style-name="P5">The major protocols that make up the internet are:</text:p>
          <text:list>
            <text:list-item>
              <text:p text:style-name="P5">TCP: congestion control, bandwidth</text:p>
            </text:list-item>
            <text:list-item>
              <text:p text:style-name="P5"><text:soft-page-break/>IP: fast forwarding</text:p>
            </text:list-item>
            <text:list-item>
              <text:p text:style-name="P5">DNS: name resolution</text:p>
            </text:list-item>
            <text:list-item>
              <text:p text:style-name="P5">CDN: scalabili<text:span text:style-name="T2">ty (quality content)</text:span></text:p>
            </text:list-item>
          </text:list>
        </text:list-item>
        <text:list-item>
          <text:p text:style-name="P5">The first use case of the internet used to be web browsing, then TCP/UDP were a great solution</text:p>
        </text:list-item>
        <text:list-item>
          <text:p text:style-name="P5">Today, The internet evolve and video streaming now makes 80% of residential traffic (broadband traffic)</text:p>
        </text:list-item>
        <text:list-item>
          <text:p text:style-name="P5">live streams =/= video downloading streaming</text:p>
        </text:list-item>
        <text:list-item>
          <text:p text:style-name="P5">multimedia: video:</text:p>
          <text:list>
            <text:list-item>
              <text:p text:style-name="P5">Compression techniques take advantage of the local <text:span text:style-name="T3">spatial</text:span> or <text:span text:style-name="T3">temporal similarity</text:span></text:p>
            </text:list-item>
            <text:list-item>
              <text:p text:style-name="P6">for image compression: we can either </text:p>
            </text:list-item>
          </text:list>
        </text:list-item>
      </text:list>
      <text:p text:style-name="P7"/>
      <text:list text:continue-numbering="true" text:style-name="L1">
        <text:list-item>
          <text:p text:style-name="P6">CBR : constant bit rate: when there is a perfection (perfect network) reading 10mb per second</text:p>
        </text:list-item>
        <text:list-item>
          <text:p text:style-name="P6">DBR: variable bit rate: lower the quality but keep me watching the video</text:p>
        </text:list-item>
        <text:list-item>
          <text:p text:style-name="P6">You will have packet loss and delay due to the congestion </text:p>
        </text:list-item>
        <text:list-item>
          <text:p text:style-name="P6">the jitter is the variation in the delay, the delay is not consistent, </text:p>
        </text:list-item>
      </text:list>
      <text:p text:style-name="P7"/>
      <text:p text:style-name="P7">DASH</text:p>
      <text:list text:style-name="L2">
        <text:list-item>
          <text:p text:style-name="P8">Dash stands for Dynamic Adaptive streaming over http</text:p>
        </text:list-item>
        <text:list-item>
          <text:p text:style-name="P8">SERVER:</text:p>
          <text:list>
            <text:list-item>
              <text:p text:style-name="P8">divides video file into multiple chunks</text:p>
            </text:list-item>
          </text:list>
        </text:list-item>
        <text:list-item>
          <text:p text:style-name="P8">Original file (according to the quality):</text:p>
          <text:list>
            <text:list-item>
              <text:p text:style-name="P8">4K</text:p>
            </text:list-item>
            <text:list-item>
              <text:p text:style-name="P8">FHD</text:p>
            </text:list-item>
            <text:list-item>
              <text:p text:style-name="P8">HD </text:p>
            </text:list-item>
            <text:list-item>
              <text:p text:style-name="P8">SD</text:p>
            </text:list-item>
          </text:list>
        </text:list-item>
        <text:list-item>
          <text:p text:style-name="P8">They make multiple copies of the video (one with 4k, another with FHD, HD, or SD) which are ready to serve you depending on the quality of your network</text:p>
        </text:list-item>
        <text:list-item>
          <text:p text:style-name="P9">CDN is good for the content providers and service providers </text:p>
        </text:list-item>
        <text:list-item>
          <text:p text:style-name="P9">Powerful companies have their own CDNs</text:p>
        </text:list-item>
        <text:list-item>
          <text:p text:style-name="P9">what to put in each server?</text:p>
        </text:list-item>
        <text:list-item>
          <text:p text:style-name="P9">Challenge: how to stream </text:p>
          <text:list>
            <text:list-item>
              <text:p text:style-name="P9">Solution1: megaserver </text:p>
            </text:list-item>
            <text:list-item>
              <text:p text:style-name="P9">Solution2: store/serve multiple copies copies of videos throughout distributed servers </text:p>
            </text:list-item>
          </text:list>
        </text:list-item>
        <text:list-item>
          <text:p text:style-name="P9">One vulnerability is <text:span text:style-name="T4">if the response is malicious </text:span></text:p>
        </text:list-item>
        <text:list-item>
          <text:p text:style-name="P10">DNS sec</text:p>
        </text:list-item>
        <text:list-item>
          <text:p text:style-name="P10">With the </text:p>
        </text:list-item>
        <text:list-item>
          <text:p text:style-name="P10">The vuln of DNS is not severe thanks to TLS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08:45:14.342790093</meta:creation-date>
    <dc:date>2025-01-05T10:05:14.139002353</dc:date>
    <meta:editing-duration>PT11M53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2" meta:paragraph-count="74" meta:word-count="813" meta:character-count="4262" meta:non-whitespace-character-count="3581"/>
  </office:meta>
</office:document-meta>
</file>